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666666" fo:font-size="14pt" style:font-size-asian="14pt" style:font-size-complex="14pt"/>
    </style:style>
    <style:style style:name="T5" style:family="text">
      <style:text-properties fo:color="#ba2121" fo:font-size="14pt" style:font-size-asian="14pt" style:font-size-complex="14pt"/>
    </style:style>
    <style:style style:name="T6" style:family="text">
      <style:text-properties fo:color="#408080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8000" fo:font-size="13pt" style:font-size-asian="13pt" style:font-size-complex="13pt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color="#666666" fo:font-size="13pt" style:font-size-asian="13pt" style:font-size-complex="13pt"/>
    </style:style>
    <style:style style:name="T11" style:family="text">
      <style:text-properties fo:color="#ba2121" fo:font-size="13pt" style:font-size-asian="13pt" style:font-size-complex="13pt"/>
    </style:style>
    <style:style style:name="T12" style:family="text">
      <style:text-properties fo:color="#408080" fo:font-size="13pt" style:font-size-asian="13pt" style:font-size-complex="13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8000" fo:font-size="12pt" style:font-size-asian="12pt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666666" fo:font-size="12pt" style:font-size-asian="12pt" style:font-size-complex="12pt"/>
    </style:style>
    <style:style style:name="T22" style:family="text">
      <style:text-properties fo:color="#ba2121" fo:font-size="12pt" style:font-size-asian="12pt" style:font-size-complex="12pt"/>
    </style:style>
    <style:style style:name="T23" style:family="text">
      <style:text-properties fo:color="#408080" fo:font-size="12pt" style:font-size-asian="12pt" style:font-size-complex="12pt"/>
    </style:style>
    <style:style style:name="T24" style:family="text">
      <style:text-properties fo:color="#008000"/>
    </style:style>
    <style:style style:name="T25" style:family="text">
      <style:text-properties fo:color="#000000"/>
    </style:style>
    <style:style style:name="T26" style:family="text">
      <style:text-properties fo:color="#666666"/>
    </style:style>
    <style:style style:name="T27" style:family="text">
      <style:text-properties fo:color="#ba212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Express-Mongoose-Relacionamentos</text:p>
            <text:p>Aula 1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e mini-projeto é:</text:p>
                <text:list>
                  <text:list-item>
                    <text:p>Criar um servidor simples em Express;</text:p>
                  </text:list-item>
                  <text:list-item>
                    <text:p>Criar um Schema para User, Product, Cart e Address usando o Mongoose</text:p>
                  </text:list-item>
                  <text:list-item>
                    <text:p>Verificar e testar os relacionamentos:</text:p>
                    <text:list>
                      <text:list-item>
                        <text:p>one-to-many</text:p>
                      </text:list-item>
                      <text:list-item>
                        <text:p>many-to-man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lacionamentos</text:p>
          </draw:text-box>
        </draw:frame>
        <draw:custom-shape draw:style-name="gr2" draw:text-style-name="P3" xml:id="id1" draw:id="id1" draw:layer="layout" svg:width="4.6cm" svg:height="1.8cm" svg:x="4.8cm" svg:y="5.7cm">
          <text:p text:style-name="P3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6cm" svg:height="1.8cm" svg:x="18.8cm" svg:y="5.7cm">
          <text:p text:style-name="P3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6cm" svg:height="1.8cm" svg:x="4.8cm" svg:y="10.7cm">
          <text:p text:style-name="P3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6cm" svg:height="1.8cm" svg:x="11.8cm" svg:y="5.7cm">
          <text:p text:style-name="P3"><text:span text:style-name="T1">Car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1cm" svg:y1="7.5cm" svg:x2="7.1cm" svg:y2="10.7cm" draw:start-shape="id1" draw:start-glue-point="2" draw:end-shape="id2" draw:end-glue-point="0" svg:d="M7100 7500v3200" svg:viewBox="0 0 1 3201">
          <text:p/>
        </draw:connector>
        <draw:connector draw:style-name="gr4" draw:text-style-name="P4" draw:layer="layout" svg:x1="9.4cm" svg:y1="6.6cm" svg:x2="11.8cm" svg:y2="6.6cm" draw:start-shape="id1" draw:start-glue-point="1" draw:end-shape="id3" draw:end-glue-point="3" svg:d="M9400 6600h2400" svg:viewBox="0 0 2401 1">
          <text:p text:style-name="P4"/>
        </draw:connector>
        <draw:connector draw:style-name="gr3" draw:text-style-name="P4" draw:layer="layout" svg:x1="16.4cm" svg:y1="6.6cm" svg:x2="18.8cm" svg:y2="6.6cm" draw:start-shape="id3" draw:start-glue-point="1" draw:end-shape="id4" draw:end-glue-point="3" svg:d="M16400 6600h2400" svg:viewBox="0 0 2401 1">
          <text:p/>
        </draw:connector>
        <draw:frame draw:style-name="gr5" draw:text-style-name="P5" draw:layer="layout" svg:width="0.853cm" svg:height="0.962cm" svg:x="9.2cm" svg:y="5.7cm">
          <draw:text-box>
            <text:p>1</text:p>
          </draw:text-box>
        </draw:frame>
        <draw:frame draw:style-name="gr5" draw:text-style-name="P5" draw:layer="layout" svg:width="1.666cm" svg:height="0.962cm" svg:x="10.301cm" svg:y="5.7cm">
          <draw:text-box>
            <text:p>0..N</text:p>
          </draw:text-box>
        </draw:frame>
        <draw:frame draw:style-name="gr5" draw:text-style-name="P5" draw:layer="layout" svg:width="0.853cm" svg:height="0.962cm" svg:x="18.101cm" svg:y="5.7cm">
          <draw:text-box>
            <text:p>1</text:p>
          </draw:text-box>
        </draw:frame>
        <draw:frame draw:style-name="gr5" draw:text-style-name="P5" draw:layer="layout" svg:width="2.576cm" svg:height="0.962cm" svg:x="12.9cm" svg:y="7.6cm">
          <draw:text-box>
            <text:p>user_id</text:p>
          </draw:text-box>
        </draw:frame>
        <draw:frame draw:style-name="gr5" draw:text-style-name="P5" draw:layer="layout" svg:width="2.61cm" svg:height="0.962cm" svg:x="12.9cm" svg:y="8.5cm">
          <draw:text-box>
            <text:p>prod_id</text:p>
          </draw:text-box>
        </draw:frame>
        <draw:frame draw:style-name="gr5" draw:text-style-name="P6" draw:layer="layout" svg:width="2.576cm" svg:height="0.962cm" svg:x="5.9cm" svg:y="4.7cm">
          <draw:text-box>
            <text:p>user_id</text:p>
          </draw:text-box>
        </draw:frame>
        <draw:frame draw:style-name="gr5" draw:text-style-name="P5" draw:layer="layout" svg:width="2.61cm" svg:height="0.962cm" svg:x="19.9cm" svg:y="7.6cm">
          <draw:text-box>
            <text:p>prod_id</text:p>
          </draw:text-box>
        </draw:frame>
        <draw:frame draw:style-name="gr5" draw:text-style-name="P5" draw:layer="layout" svg:width="2.399cm" svg:height="0.962cm" svg:x="5.9cm" svg:y="12.6cm">
          <draw:text-box>
            <text:p>add_id</text:p>
          </draw:text-box>
        </draw:frame>
        <draw:frame draw:style-name="gr5" draw:text-style-name="P5" draw:layer="layout" svg:width="0.853cm" svg:height="0.962cm" svg:x="7.201cm" svg:y="7.6cm">
          <draw:text-box>
            <text:p>1</text:p>
          </draw:text-box>
        </draw:frame>
        <draw:frame draw:style-name="gr5" draw:text-style-name="P5" draw:layer="layout" svg:width="1.666cm" svg:height="0.962cm" svg:x="7.202cm" svg:y="9.7cm">
          <draw:text-box>
            <text:p>0..N</text:p>
          </draw:text-box>
        </draw:frame>
        <draw:frame draw:style-name="gr5" draw:text-style-name="P5" draw:layer="layout" svg:width="1.666cm" svg:height="0.962cm" svg:x="16.201cm" svg:y="5.7cm">
          <draw:text-box>
            <text:p>0..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ne-to-Man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lacionamento um-para-muitos (1-n) entre User e Address.</text:p>
              </text:list-item>
              <text:list-item>
                <text:p>Um usuário pode ter 1 ou mais endereços.</text:p>
              </text:list-item>
              <text:list-item>
                <text:p>No caso do objeto User, ele terá uma lista de Addr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dress.model.js</text:p>
          </draw:text-box>
        </draw:frame>
        <draw:frame draw:style-name="gr6" draw:text-style-name="P8" draw:layer="layout" svg:width="24cm" svg:height="9.686cm" svg:x="1.4cm" svg:y="4.2cm">
          <draw:text-box>
            <text:p text:style-name="P7"><text:span text:style-name="T2">var</text:span><text:span text:style-name="T3"> mongoose </text:span><text:span text:style-name="T4">=</text:span><text:span text:style-name="T3"> require(</text:span><text:span text:style-name="T5">'mongoose'</text:span><text:span text:style-name="T3">);</text:span></text:p>
            <text:p text:style-name="P7"><text:span text:style-name="T3"/></text:p>
            <text:p text:style-name="P7"><text:span text:style-name="T6">//criando o schema, o qual servirá para criar o modelo (collections)</text:span></text:p>
            <text:p text:style-name="P7"><text:span text:style-name="T2">var</text:span><text:span text:style-name="T3"> AdressSchema </text:span><text:span text:style-name="T4">=</text:span><text:span text:style-name="T3"> mongoose.Schema(</text:span></text:p>
            <text:p text:style-name="P7"><text:span text:style-name="T3"><text:s text:c="4"/></text:span><text:span text:style-name="T3">{</text:span></text:p>
            <text:p text:style-name="P7"><text:span text:style-name="T3"><text:s text:c="8"/></text:span><text:span text:style-name="T3">street</text:span><text:span text:style-name="T4">:</text:span><text:span text:style-name="T3"> {type</text:span><text:span text:style-name="T4">:</text:span><text:span text:style-name="T2">String</text:span><text:span text:style-name="T3">, required</text:span><text:span text:style-name="T4">:</text:span><text:span text:style-name="T2">true</text:span><text:span text:style-name="T3">, max</text:span><text:span text:style-name="T4">:20</text:span><text:span text:style-name="T3">},</text:span></text:p>
            <text:p text:style-name="P7"><text:span text:style-name="T3"><text:s text:c="8"/></text:span><text:span text:style-name="T3">number</text:span><text:span text:style-name="T4">:</text:span><text:span text:style-name="T3"> {type</text:span><text:span text:style-name="T4">:</text:span><text:span text:style-name="T2">Number</text:span><text:span text:style-name="T3">, required</text:span><text:span text:style-name="T4">:</text:span><text:span text:style-name="T2">true</text:span><text:span text:style-name="T3">},</text:span></text:p>
            <text:p text:style-name="P7"><text:span text:style-name="T3"><text:s text:c="4"/></text:span><text:span text:style-name="T3">}</text:span></text:p>
            <text:p text:style-name="P7"><text:span text:style-name="T3">);</text:span></text:p>
            <text:p text:style-name="P7"><text:span text:style-name="T3"/></text:p>
            <text:p text:style-name="P7"><text:span text:style-name="T6">//criando o modelo a partir do schema acima, o qual servirá para incluir as instâncias (documentos)</text:span></text:p>
            <text:p text:style-name="P7"><text:span text:style-name="T2">var</text:span><text:span text:style-name="T3"> AdressModel </text:span><text:span text:style-name="T4">=</text:span><text:span text:style-name="T3"> mongoose.model(</text:span><text:span text:style-name="T5">'ADDRESS'</text:span><text:span text:style-name="T3">, AdressSchema);</text:span></text:p>
            <text:p text:style-name="P7"><text:span text:style-name="T3"/></text:p>
            <text:p text:style-name="P7"><text:span text:style-name="T6">//retornando o modelo a ser usado pelo serviço (CRUD).</text:span></text:p>
            <text:p text:style-name="P7"><text:span text:style-name="T3">module.exports </text:span><text:span text:style-name="T4">=</text:span><text:span text:style-name="T3"> AdressModel;</text:span></text:p>
            <text:p text:style-name="P7"><text:span text:style-name="T3"/></text:p>
            <text:p text:style-name="P7"><text:span text:style-name="T7"/></text:p>
          </draw:text-box>
        </draw:frame>
        <draw:frame draw:style-name="gr5" draw:text-style-name="P5" draw:layer="layout" svg:width="8.812cm" svg:height="2.384cm" svg:x="18cm" svg:y="6.8cm">
          <draw:text-box>
            <text:p>O nome ‘ADDRESS’ servirá</text:p>
            <text:p>para referenciar o modelo em</text:p>
            <text:p>outro Schema.</text:p>
          </draw:text-box>
        </draw:frame>
        <draw:line draw:style-name="gr7" draw:text-style-name="P9" draw:layer="layout" svg:x1="11.6cm" svg:y1="10.4cm" svg:x2="17.6cm" svg:y2="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model.js</text:p>
          </draw:text-box>
        </draw:frame>
        <draw:frame draw:style-name="gr6" draw:text-style-name="P11" draw:layer="layout" svg:width="22.2cm" svg:height="9.979cm" svg:x="1.4cm" svg:y="4.2cm">
          <draw:text-box>
            <text:p text:style-name="P10"><text:span text:style-name="T8">var</text:span><text:span text:style-name="T9"> mongoose </text:span><text:span text:style-name="T10">=</text:span><text:span text:style-name="T9"> require(</text:span><text:span text:style-name="T11">'mongoose'</text:span><text:span text:style-name="T9">);</text:span></text:p>
            <text:p text:style-name="P10"><text:span text:style-name="T9"/></text:p>
            <text:p text:style-name="P10"><text:span text:style-name="T12">//criando o schema, o qual servirá para criar o modelo (collections)</text:span></text:p>
            <text:p text:style-name="P10"><text:span text:style-name="T8">var</text:span><text:span text:style-name="T9"> UserSchema </text:span><text:span text:style-name="T10">=</text:span><text:span text:style-name="T9"> mongoose.Schema(</text:span></text:p>
            <text:p text:style-name="P10"><text:span text:style-name="T9"><text:s text:c="4"/></text:span><text:span text:style-name="T9">{</text:span></text:p>
            <text:p text:style-name="P10"><text:span text:style-name="T9"><text:s text:c="8"/></text:span><text:span text:style-name="T9">firstName</text:span><text:span text:style-name="T10">:</text:span><text:span text:style-name="T9"> {type</text:span><text:span text:style-name="T10">:</text:span><text:span text:style-name="T8">String</text:span><text:span text:style-name="T9">, required</text:span><text:span text:style-name="T10">:</text:span><text:span text:style-name="T8">true</text:span><text:span text:style-name="T9">, max</text:span><text:span text:style-name="T10">:100</text:span><text:span text:style-name="T9">},</text:span></text:p>
            <text:p text:style-name="P10"><text:span text:style-name="T9"><text:s text:c="8"/></text:span><text:span text:style-name="T9">login</text:span><text:span text:style-name="T10">:</text:span><text:span text:style-name="T9"> {type</text:span><text:span text:style-name="T10">:</text:span><text:span text:style-name="T8">String</text:span><text:span text:style-name="T9">, required</text:span><text:span text:style-name="T10">:</text:span><text:span text:style-name="T8">true</text:span><text:span text:style-name="T9">, max</text:span><text:span text:style-name="T10">:100</text:span><text:span text:style-name="T9">},</text:span></text:p>
            <text:p text:style-name="P10"><text:span text:style-name="T9"><text:s text:c="8"/></text:span><text:span text:style-name="T9">password</text:span><text:span text:style-name="T10">:</text:span><text:span text:style-name="T9"> {type</text:span><text:span text:style-name="T10">:</text:span><text:span text:style-name="T8">String</text:span><text:span text:style-name="T9">, required</text:span><text:span text:style-name="T10">:</text:span><text:span text:style-name="T8">true</text:span><text:span text:style-name="T9">, max</text:span><text:span text:style-name="T10">:20</text:span><text:span text:style-name="T9">},</text:span></text:p>
            <text:p text:style-name="P10"><text:span text:style-name="T9"><text:s text:c="8"/></text:span><text:span text:style-name="T9">addresses</text:span><text:span text:style-name="T10">:</text:span><text:span text:style-name="T9"> [{type</text:span><text:span text:style-name="T10">:</text:span><text:span text:style-name="T9">mongoose.Schema.Types.ObjectId,ref</text:span><text:span text:style-name="T10">:</text:span><text:span text:style-name="T11">'ADDRESS'</text:span><text:span text:style-name="T9">}] </text:span></text:p>
            <text:p text:style-name="P10"><text:span text:style-name="T9"><text:s text:c="4"/></text:span><text:span text:style-name="T9">}</text:span></text:p>
            <text:p text:style-name="P10"><text:span text:style-name="T9">);</text:span></text:p>
            <text:p text:style-name="P10"><text:span text:style-name="T9"/></text:p>
            <text:p text:style-name="P10"><text:span text:style-name="T12">//criando o modelo a partir do schema acima, o qual servirá para incluir as instâncias (documentos)</text:span></text:p>
            <text:p text:style-name="P10"><text:span text:style-name="T8">var</text:span><text:span text:style-name="T9"> UserModel </text:span><text:span text:style-name="T10">=</text:span><text:span text:style-name="T9"> mongoose.model(</text:span><text:span text:style-name="T11">'USER'</text:span><text:span text:style-name="T9">, UserSchema);</text:span></text:p>
            <text:p text:style-name="P10"><text:span text:style-name="T9"/></text:p>
            <text:p text:style-name="P10"><text:span text:style-name="T12">//retornando o modelo a ser usado pelo serviço (CRUD).</text:span></text:p>
            <text:p text:style-name="P10"><text:span text:style-name="T9">module.exports </text:span><text:span text:style-name="T10">=</text:span><text:span text:style-name="T9"> UserModel;</text:span></text:p>
            <text:p text:style-name="P10"><text:span text:style-name="T9"/></text:p>
            <text:p text:style-name="P10"><text:span text:style-name="T13"/></text:p>
          </draw:text-box>
        </draw:frame>
        <draw:frame draw:style-name="gr5" draw:text-style-name="P13" draw:layer="layout" svg:width="9.955cm" svg:height="3.133cm" svg:x="17.6cm" svg:y="5cm">
          <draw:text-box>
            <text:p text:style-name="P12">Referenciando o ‘ADDRESS’.</text:p>
            <text:p text:style-name="P12">UserSchema terá uma propriedade chamada</text:p>
            <text:p text:style-name="P12">‘addresses’ que é uma lista cujos elementos </text:p>
            <text:p text:style-name="P12"><text:span text:style-name="T14">são </text:span><text:span text:style-name="T15">ObjectId</text:span><text:span text:style-name="T14">. Cada </text:span><text:span text:style-name="T9">ObjectId</text:span><text:span text:style-name="T16"> referencia um objeto</text:span></text:p>
            <text:p text:style-name="P12"><text:span text:style-name="T16">‘</text:span><text:span text:style-name="T16">ADDRESS’ que, como vimos no slide anterior, é</text:span></text:p>
            <text:p text:style-name="P12"><text:span text:style-name="T16">na verdade um Schema para Address. <text:s/></text:span></text:p>
          </draw:text-box>
        </draw:frame>
        <draw:line draw:style-name="gr7" draw:text-style-name="P14" draw:layer="layout" svg:x1="15.2cm" svg:y1="8cm" svg:x2="17.6cm" svg:y2="7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service.mongo.js</text:p>
          </draw:text-box>
        </draw:frame>
        <draw:frame draw:style-name="gr6" draw:text-style-name="P8" draw:layer="layout" svg:width="22.6cm" svg:height="10.796cm" svg:x="1.6cm" svg:y="4.4cm">
          <draw:text-box>
            <text:p text:style-name="P7"><text:span text:style-name="T2">class</text:span><text:span text:style-name="T3"> UserService{</text:span></text:p>
            <text:p text:style-name="P7"><text:span text:style-name="T6">//...SUPRIMIDO</text:span></text:p>
            <text:p text:style-name="P7"><text:span text:style-name="T3"/></text:p>
            <text:p text:style-name="P7"><text:span text:style-name="T3"><text:s text:c="4"/></text:span><text:span text:style-name="T6">//retorna um vetor de users</text:span></text:p>
            <text:p text:style-name="P7"><text:span text:style-name="T3"><text:s text:c="4"/></text:span><text:span text:style-name="T2">static</text:span><text:span text:style-name="T3"> list(req,res){</text:span></text:p>
            <text:p text:style-name="P7"><text:span text:style-name="T3"><text:s text:c="8"/></text:span><text:span text:style-name="T3">UserModel.find()</text:span></text:p>
            <text:p text:style-name="P7"><text:span text:style-name="T3"><text:s text:c="8"/></text:span><text:span text:style-name="T3">.</text:span><text:span text:style-name="T17">populate</text:span><text:span text:style-name="T3">(</text:span><text:span text:style-name="T5">'addresses'</text:span><text:span text:style-name="T3">)</text:span></text:p>
            <text:p text:style-name="P7"><text:span text:style-name="T3"><text:s text:c="8"/></text:span><text:span text:style-name="T3">.then(</text:span></text:p>
            <text:p text:style-name="P7"><text:span text:style-name="T3"><text:s text:c="12"/></text:span><text:span text:style-name="T3">(users)=&gt;{</text:span></text:p>
            <text:p text:style-name="P7"><text:span text:style-name="T3"><text:s text:c="16"/></text:span><text:span text:style-name="T3">res.status(</text:span><text:span text:style-name="T4">201</text:span><text:span text:style-name="T3">).json(users);</text:span></text:p>
            <text:p text:style-name="P7"><text:span text:style-name="T3"><text:s text:c="12"/></text:span><text:span text:style-name="T3">}</text:span></text:p>
            <text:p text:style-name="P7"><text:span text:style-name="T3"><text:s text:c="8"/></text:span><text:span text:style-name="T3">).</text:span><text:span text:style-name="T2">catch</text:span><text:span text:style-name="T3">(</text:span></text:p>
            <text:p text:style-name="P7"><text:span text:style-name="T3"><text:s text:c="12"/></text:span><text:span text:style-name="T3">(error)=&gt;{</text:span></text:p>
            <text:p text:style-name="P7"><text:span text:style-name="T3"><text:s text:c="16"/></text:span><text:span text:style-name="T3">res.status(</text:span><text:span text:style-name="T4">500</text:span><text:span text:style-name="T3">).json(error);</text:span></text:p>
            <text:p text:style-name="P7"><text:span text:style-name="T3"><text:s text:c="12"/></text:span><text:span text:style-name="T3">}</text:span></text:p>
            <text:p text:style-name="P7"><text:span text:style-name="T3"><text:s text:c="8"/></text:span><text:span text:style-name="T3">); <text:s text:c="3"/></text:span></text:p>
            <text:p text:style-name="P7"><text:span text:style-name="T3"><text:s text:c="4"/></text:span><text:span text:style-name="T3">}</text:span></text:p>
            <text:p text:style-name="P7"><text:span text:style-name="T6">//...SUPRIMIDO</text:span></text:p>
            <text:p text:style-name="P7"><text:span text:style-name="T3">}</text:span></text:p>
          </draw:text-box>
        </draw:frame>
        <draw:frame draw:style-name="gr5" draw:text-style-name="P13" draw:layer="layout" svg:width="13.354cm" svg:height="4.043cm" svg:x="14.2cm" svg:y="5.4cm">
          <draw:text-box>
            <text:p text:style-name="P12">O <text:span text:style-name="T1">.populate </text:span><text:span text:style-name="T18">é opcional. Caso o desenvolvedor não o coloque, o</text:span></text:p>
            <text:p text:style-name="P12"><text:span text:style-name="T18">método find irá retornar os usuários com uma lista de endereços, </text:span></text:p>
            <text:p text:style-name="P12"><text:span text:style-name="T18">onde cada endereço é na verdade um ObjectId (usuário leve).</text:span></text:p>
            <text:p text:style-name="P12"><text:span text:style-name="T18"/></text:p>
            <text:p text:style-name="P12"><text:span text:style-name="T18">Caso o desenvolvedor use o .populate, ele deverá passar o nome</text:span></text:p>
            <text:p text:style-name="P12"><text:span text:style-name="T18">da propriedade a qual será “populada”. No caso, ‘addresses’. Ao ver</text:span></text:p>
            <text:p text:style-name="P12"><text:span text:style-name="T18">isso, o Mongoose irá então substituir cada ObjectId por um objeto</text:span></text:p>
            <text:p text:style-name="P12"><text:span text:style-name="T18">endereço (usuário pesado).</text:span></text:p>
          </draw:text-box>
        </draw:frame>
        <draw:line draw:style-name="gr7" draw:text-style-name="P14" draw:layer="layout" svg:x1="8.4cm" svg:y1="8.2cm" svg:x2="14cm" svg:y2="7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ny-to-Man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lacionamento de muitos para muitos (N-N).</text:p>
              </text:list-item>
              <text:list-item>
                <text:p>Um usuário pode ter vários produtos. E um mesmo produto (não o produto físico individual) pode pertencer a vários usuários.</text:p>
              </text:list-item>
              <text:list-item>
                <text:p>Quando temos esse tipo de relacionamento, devemos criar uma tabela intermediária. No nosso caso, iremos chamá-la de “cart”, ou carrinho, o qual simula um carrinho de compr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model.js</text:p>
          </draw:text-box>
        </draw:frame>
        <draw:frame draw:style-name="gr6" draw:text-style-name="P13" draw:layer="layout" svg:width="23cm" svg:height="11.153cm" svg:x="1.8cm" svg:y="3.9cm">
          <draw:text-box>
            <text:p text:style-name="P12"><text:span text:style-name="T19">var</text:span><text:span text:style-name="T20"> mongoose </text:span><text:span text:style-name="T21">=</text:span><text:span text:style-name="T20"> require(</text:span><text:span text:style-name="T22">'mongoose'</text:span><text:span text:style-name="T20">);</text:span></text:p>
            <text:p text:style-name="P12"><text:span text:style-name="T20"/></text:p>
            <text:p text:style-name="P12"><text:span text:style-name="T23">//criando o schema, o qual servirá para criar o modelo (collections)</text:span></text:p>
            <text:p text:style-name="P12"><text:span text:style-name="T19">var</text:span><text:span text:style-name="T20"> CartSchema </text:span><text:span text:style-name="T21">=</text:span><text:span text:style-name="T20"> mongoose.Schema(</text:span></text:p>
            <text:p text:style-name="P12"><text:span text:style-name="T20"><text:s text:c="4"/></text:span><text:span text:style-name="T20">{</text:span></text:p>
            <text:p text:style-name="P12"><text:span text:style-name="T20"><text:s text:c="8"/></text:span><text:span text:style-name="T20">user</text:span><text:span text:style-name="T21">:</text:span><text:span text:style-name="T20">{</text:span></text:p>
            <text:p text:style-name="P12"><text:span text:style-name="T20"><text:s text:c="12"/></text:span><text:span text:style-name="T20">type</text:span><text:span text:style-name="T21">:</text:span><text:span text:style-name="T20"> mongoose.Schema.ObjectId,</text:span></text:p>
            <text:p text:style-name="P12"><text:span text:style-name="T20"><text:s text:c="12"/></text:span><text:span text:style-name="T20">ref</text:span><text:span text:style-name="T21">:</text:span><text:span text:style-name="T20"> </text:span><text:span text:style-name="T22">'USER'</text:span><text:span text:style-name="T20">,</text:span></text:p>
            <text:p text:style-name="P12"><text:span text:style-name="T20"><text:s text:c="12"/></text:span><text:span text:style-name="T20">required</text:span><text:span text:style-name="T21">:</text:span><text:span text:style-name="T20"> </text:span><text:span text:style-name="T19">true</text:span></text:p>
            <text:p text:style-name="P12"><text:span text:style-name="T20"><text:s text:c="8"/></text:span><text:span text:style-name="T20">},</text:span></text:p>
            <text:p text:style-name="P12"><text:span text:style-name="T20"><text:s text:c="8"/></text:span><text:span text:style-name="T20">product</text:span><text:span text:style-name="T21">:</text:span><text:span text:style-name="T20">{</text:span></text:p>
            <text:p text:style-name="P12"><text:span text:style-name="T20"><text:s text:c="12"/></text:span><text:span text:style-name="T20">type</text:span><text:span text:style-name="T21">:</text:span><text:span text:style-name="T20"> mongoose.Schema.ObjectId,</text:span></text:p>
            <text:p text:style-name="P12"><text:span text:style-name="T20"><text:s text:c="12"/></text:span><text:span text:style-name="T20">ref</text:span><text:span text:style-name="T21">:</text:span><text:span text:style-name="T20"> </text:span><text:span text:style-name="T22">'PRODUCT'</text:span><text:span text:style-name="T20">,</text:span></text:p>
            <text:p text:style-name="P12"><text:span text:style-name="T20"><text:s text:c="12"/></text:span><text:span text:style-name="T20">required</text:span><text:span text:style-name="T21">:</text:span><text:span text:style-name="T20"> </text:span><text:span text:style-name="T19">true</text:span></text:p>
            <text:p text:style-name="P12"><text:span text:style-name="T20"><text:s text:c="8"/></text:span><text:span text:style-name="T20">}</text:span></text:p>
            <text:p text:style-name="P12"><text:span text:style-name="T20"><text:s text:c="4"/></text:span><text:span text:style-name="T20">}</text:span></text:p>
            <text:p text:style-name="P12"><text:span text:style-name="T20">);</text:span></text:p>
            <text:p text:style-name="P12"><text:span text:style-name="T20"/></text:p>
            <text:p text:style-name="P12"><text:span text:style-name="T23">//criando o modelo a partir do schema acima, o qual servirá para incluir as instâncias (documentos)</text:span></text:p>
            <text:p text:style-name="P12"><text:span text:style-name="T19">var</text:span><text:span text:style-name="T20"> CartModel </text:span><text:span text:style-name="T21">=</text:span><text:span text:style-name="T20"> mongoose.model(</text:span><text:span text:style-name="T22">'CART'</text:span><text:span text:style-name="T20">, CartSchema);</text:span></text:p>
            <text:p text:style-name="P12"><text:span text:style-name="T20"/></text:p>
            <text:p text:style-name="P12"><text:span text:style-name="T23">//retornando o modelo a ser usado pelo serviço (CRUD).</text:span></text:p>
            <text:p text:style-name="P12"><text:span text:style-name="T20">module.exports </text:span><text:span text:style-name="T21">=</text:span><text:span text:style-name="T20"> CartModel;</text:span></text:p>
          </draw:text-box>
        </draw:frame>
        <draw:frame draw:style-name="gr5" draw:text-style-name="P13" draw:layer="layout" svg:width="12.08cm" svg:height="2.147cm" svg:x="12.4cm" svg:y="6.2cm">
          <draw:text-box>
            <text:p text:style-name="P12">Perceba que tanto “user” como “product” são do tipo ObjectId</text:p>
            <text:p text:style-name="P12">e ambos referenciam ‘USER’ (schema User) e ‘PRODUCT’ </text:p>
            <text:p text:style-name="P12">(schema Product).</text:p>
            <text:p text:style-name="P12"/>
          </draw:text-box>
        </draw:frame>
        <draw:line draw:style-name="gr7" draw:text-style-name="P14" draw:layer="layout" svg:x1="9.4cm" svg:y1="8.4cm" svg:x2="12cm" svg:y2="7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service.mongo.js</text:p>
          </draw:text-box>
        </draw:frame>
        <draw:frame draw:style-name="gr6" draw:text-style-name="P8" draw:layer="layout" svg:width="24.2cm" svg:height="9.131cm" svg:x="1.6cm" svg:y="4.2cm">
          <draw:text-box>
            <text:p text:style-name="P7"><text:span text:style-name="T2">const</text:span><text:span text:style-name="T3"> CartModel </text:span><text:span text:style-name="T4">=</text:span><text:span text:style-name="T3"> require(</text:span><text:span text:style-name="T5">'../models/cart.model'</text:span><text:span text:style-name="T3">);</text:span></text:p>
            <text:p text:style-name="P7"><text:span text:style-name="T3"/></text:p>
            <text:p text:style-name="P7"><text:span text:style-name="T2">class</text:span><text:span text:style-name="T3"> CartService{</text:span></text:p>
            <text:p text:style-name="P7"><text:span text:style-name="T3"/></text:p>
            <text:p text:style-name="P7"><text:span text:style-name="T3"><text:s text:c="4"/></text:span><text:span text:style-name="T6">//retorna um objeto que representa um Cart</text:span></text:p>
            <text:p text:style-name="P7"><text:span text:style-name="T3"><text:s text:c="4"/></text:span><text:span text:style-name="T2">static</text:span><text:span text:style-name="T3"> register(req,res){</text:span></text:p>
            <text:p text:style-name="P7"><text:span text:style-name="T3"><text:s text:c="8"/></text:span><text:span text:style-name="T3">CartModel.create(req.body).then(</text:span></text:p>
            <text:p text:style-name="P7"><text:span text:style-name="T3"><text:s text:c="12"/></text:span><text:span text:style-name="T3">(cart)=&gt;{</text:span></text:p>
            <text:p text:style-name="P7"><text:span text:style-name="T3"><text:s text:c="16"/></text:span><text:span text:style-name="T3">res.status(</text:span><text:span text:style-name="T4">201</text:span><text:span text:style-name="T3">).json(cart);</text:span></text:p>
            <text:p text:style-name="P7"><text:span text:style-name="T3"><text:s text:c="12"/></text:span><text:span text:style-name="T3">}</text:span></text:p>
            <text:p text:style-name="P7"><text:span text:style-name="T3"><text:s text:c="8"/></text:span><text:span text:style-name="T3">).</text:span><text:span text:style-name="T2">catch</text:span><text:span text:style-name="T3">(</text:span></text:p>
            <text:p text:style-name="P7"><text:span text:style-name="T3"><text:s text:c="12"/></text:span><text:span text:style-name="T3">(error)=&gt;{</text:span></text:p>
            <text:p text:style-name="P7"><text:span text:style-name="T3"><text:s text:c="16"/></text:span><text:span text:style-name="T3">res.status(</text:span><text:span text:style-name="T4">500</text:span><text:span text:style-name="T3">).json(error);</text:span></text:p>
            <text:p text:style-name="P7"><text:span text:style-name="T3"><text:s text:c="12"/></text:span><text:span text:style-name="T3">}</text:span></text:p>
            <text:p text:style-name="P7"><text:span text:style-name="T3"><text:s text:c="8"/></text:span><text:span text:style-name="T3">);</text:span></text:p>
            <text:p text:style-name="P7"><text:span text:style-name="T3"><text:s text:c="4"/></text:span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service.mongo.js</text:p>
          </draw:text-box>
        </draw:frame>
        <draw:frame draw:style-name="gr6" draw:text-style-name="P13" draw:layer="layout" svg:width="21.8cm" svg:height="10.241cm" svg:x="1.4cm" svg:y="4.6cm">
          <draw:text-box>
            <text:p text:style-name="P15"><text:span text:style-name="T3"><text:s text:c="4"/></text:span><text:span text:style-name="T6">//retorna um vetor de Carts</text:span></text:p>
            <text:p text:style-name="P15"><text:span text:style-name="T3"><text:s text:c="4"/></text:span><text:span text:style-name="T2">static</text:span><text:span text:style-name="T3"> list(req,res){</text:span></text:p>
            <text:p text:style-name="P15"><text:span text:style-name="T3"><text:s text:c="8"/></text:span><text:span text:style-name="T3">CartModel.find()</text:span></text:p>
            <text:p text:style-name="P15"><text:span text:style-name="T3"><text:s text:c="8"/></text:span><text:span text:style-name="T3">.populate(</text:span><text:span text:style-name="T5">'user'</text:span><text:span text:style-name="T3">) </text:span><text:span text:style-name="T6">//nome da propriedade em cart</text:span></text:p>
            <text:p text:style-name="P15"><text:span text:style-name="T3"><text:s text:c="8"/></text:span><text:span text:style-name="T3">.populate(</text:span><text:span text:style-name="T5">'product'</text:span><text:span text:style-name="T3">) </text:span><text:span text:style-name="T6">//nome da propriedade em cart</text:span></text:p>
            <text:p text:style-name="P15"><text:span text:style-name="T3"><text:s text:c="8"/></text:span><text:span text:style-name="T3">.then(</text:span></text:p>
            <text:p text:style-name="P15"><text:span text:style-name="T3"><text:s text:c="12"/></text:span><text:span text:style-name="T3">(carts)=&gt;{</text:span></text:p>
            <text:p text:style-name="P15"><text:span text:style-name="T3"><text:s text:c="16"/></text:span><text:span text:style-name="T3">res.status(</text:span><text:span text:style-name="T4">201</text:span><text:span text:style-name="T3">).json(carts);</text:span></text:p>
            <text:p text:style-name="P15"><text:span text:style-name="T3"><text:s text:c="12"/></text:span><text:span text:style-name="T3">}</text:span></text:p>
            <text:p text:style-name="P15"><text:span text:style-name="T3"><text:s text:c="8"/></text:span><text:span text:style-name="T3">).</text:span><text:span text:style-name="T2">catch</text:span><text:span text:style-name="T3">(</text:span></text:p>
            <text:p text:style-name="P15"><text:span text:style-name="T3"><text:s text:c="12"/></text:span><text:span text:style-name="T3">(error)=&gt;{</text:span></text:p>
            <text:p text:style-name="P15"><text:span text:style-name="T3"><text:s text:c="16"/></text:span><text:span text:style-name="T3">res.status(</text:span><text:span text:style-name="T4">500</text:span><text:span text:style-name="T3">).json(error);</text:span></text:p>
            <text:p text:style-name="P15"><text:span text:style-name="T3"><text:s text:c="12"/></text:span><text:span text:style-name="T3">}</text:span></text:p>
            <text:p text:style-name="P15"><text:span text:style-name="T3"><text:s text:c="8"/></text:span><text:span text:style-name="T3">); <text:s text:c="3"/></text:span></text:p>
            <text:p text:style-name="P15"><text:span text:style-name="T3"><text:s text:c="4"/></text:span><text:span text:style-name="T3">}</text:span></text:p>
            <text:p text:style-name="P15"><text:span text:style-name="T3">}</text:span></text:p>
            <text:p text:style-name="P15"><text:span text:style-name="T3"/></text:p>
            <text:p><text:span text:style-name="T3">module.exports </text:span><text:span text:style-name="T4">=</text:span><text:span text:style-name="T3"> CartService</text:span></text:p>
          </draw:text-box>
        </draw:frame>
        <draw:frame draw:style-name="gr5" draw:text-style-name="P13" draw:layer="layout" svg:width="10.874cm" svg:height="1.673cm" svg:x="16.1cm" svg:y="5.2cm">
          <draw:text-box>
            <text:p text:style-name="P12">Mesma ideia dos addresses. No entanto, eu escolho</text:p>
            <text:p text:style-name="P12">popular tanto user, quando product. Assim, um objeto</text:p>
            <text:p text:style-name="P12">do tipo cart será listado com esses dois objetos dentro.</text:p>
          </draw:text-box>
        </draw:frame>
        <draw:line draw:style-name="gr7" draw:text-style-name="P14" draw:layer="layout" svg:x1="14.8cm" svg:y1="6.6cm" svg:x2="16cm" svg:y2="6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routes.mongo.js</text:p>
          </draw:text-box>
        </draw:frame>
        <draw:frame draw:style-name="gr6" draw:text-style-name="P13" draw:layer="layout" svg:width="22.6cm" svg:height="10.205cm" svg:x="1.8cm" svg:y="4.8cm">
          <draw:text-box>
            <text:p><text:span text:style-name="T24">var</text:span><text:span text:style-name="T25"> express </text:span><text:span text:style-name="T26">=</text:span><text:span text:style-name="T25"> require(</text:span><text:span text:style-name="T27">'express'</text:span><text:span text:style-name="T25">);</text:span></text:p>
            <text:p><text:span text:style-name="T24">var</text:span><text:span text:style-name="T25"> router </text:span><text:span text:style-name="T26">=</text:span><text:span text:style-name="T25"> express.Router();</text:span></text:p>
            <text:p><text:span text:style-name="T24">var</text:span><text:span text:style-name="T25"> cartService </text:span><text:span text:style-name="T26">=</text:span><text:span text:style-name="T25"> require(</text:span><text:span text:style-name="T27">'../services/cart.service.mongo'</text:span><text:span text:style-name="T25">);</text:span></text:p>
            <text:p><text:span text:style-name="T25"/></text:p>
            <text:p><text:span text:style-name="T25">router.get(</text:span><text:span text:style-name="T27">'/list'</text:span><text:span text:style-name="T25">, </text:span><text:span text:style-name="T24">function</text:span><text:span text:style-name="T25"> (req, res, next) {</text:span></text:p>
            <text:p><text:span text:style-name="T25"><text:s text:c="4"/></text:span><text:span text:style-name="T25">cartService.list(req, res);</text:span></text:p>
            <text:p><text:span text:style-name="T25">});</text:span></text:p>
            <text:p><text:span text:style-name="T25"/></text:p>
            <text:p><text:span text:style-name="T25">router.post(</text:span><text:span text:style-name="T27">'/register'</text:span><text:span text:style-name="T25">, </text:span><text:span text:style-name="T24">function</text:span><text:span text:style-name="T25"> (req, res, next) {</text:span></text:p>
            <text:p><text:span text:style-name="T25"><text:s text:c="4"/></text:span><text:span text:style-name="T25">cartService.register(req, res);</text:span></text:p>
            <text:p><text:span text:style-name="T25">});</text:span></text:p>
            <text:p><text:span text:style-name="T25"/></text:p>
            <text:p><text:span text:style-name="T25">module.exports </text:span><text:span text:style-name="T26">=</text:span><text:span text:style-name="T25"> router;</text:span></text:p>
            <text:p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17H33M58S</meta:editing-duration>
    <meta:editing-cycles>815</meta:editing-cycles>
    <meta:generator>LibreOffice/6.0.7.3$Linux_X86_64 LibreOffice_project/00m0$Build-3</meta:generator>
    <dc:title>Bright Blue</dc:title>
    <dc:date>2019-06-06T16:27:56.394137392</dc:date>
    <meta:document-statistic meta:object-count="97"/>
  </office:meta>
</office:document-meta>
</file>